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equation</text:span></text:p>
              </text:list-item>
              <text:list-item>
                <text:p><text:span text:style-name="T1">General global illumination</text:span></text:p>
              </text:list-item>
              <text:list-item>
                <text:p><text:span text:style-name="T1">Approximations: AO, voxel cone ray tracing</text:span></text:p>
              </text:list-item>
              <text:list-item>
                <text:p><text:span text:style-name="T1">Diffuse global illumination</text:span></text:p>
              </text:list-item>
              <text:list-item>
                <text:p><text:span text:style-name="T1">Specular global illumin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olumetric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anslucent</text:span></text:p>
              </text:list-item>
              <text:list-item>
                <text:p><text:span text:style-name="T1">Sub-surface</text:span></text:p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Physical ligh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rea lights with shape and size</text:p>
              </text:list-item>
              <text:list-item>
                <text:p>Techniques:</text:p>
                <text:list>
                  <text:list-item>
                    <text:p>Simulate the softening of edges that result from area light being partly occluded <text:span text:style-name="T2">RTR 7.1.2.</text:span></text:p>
                  </text:list-item>
                  <text:list-item>
                    <text:p>Simulate effects of area light on surface shading <text:span text:style-name="T2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P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Gooch sh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tylized shading models may use light in may different ways – depending on application and desired style</text:span></text:p>
              </text:list-item>
              <text:list-item>
                <text:p><text:span text:style-name="T1">Some stylized models do not have concept of light at all!</text:span></text:p>
                <text:list>
                  <text:list-item>
                    <text:p><text:span text:style-name="T1">Gooch model: light is only used as directional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09T09:00:08.453859705</dc:date>
    <meta:editing-duration>PT1H34M43S</meta:editing-duration>
    <meta:editing-cycles>14</meta:editing-cycles>
    <meta:document-statistic meta:object-count="49"/>
  </office:meta>
</office:document-meta>
</file>